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9cm" fo:min-width="2.96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039cm" fo:min-width="0cm"/>
    </style:style>
    <style:style style:name="gr3" style:family="graphic" style:parent-style-name="objectwithoutfill">
      <style:graphic-properties draw:marker-end="Arrowheads_20_6" draw:fill="none" draw:textarea-vertical-align="middle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049cm" fo:min-width="2.87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24cm" fo:min-width="2.52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039cm" fo:min-width="0cm" draw:shadow="hidden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061cm" fo:min-width="0.835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6cm" svg:height="1.299cm" svg:x="9.408cm" svg:y="12.3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07cm" svg:height="0.407cm" svg:x="9.025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411cm" svg:y1="14.703cm" svg:x2="9.9cm" svg:y2="14.703cm">
          <text:p/>
        </draw:line>
        <draw:custom-shape draw:style-name="gr2" draw:text-style-name="P2" draw:layer="layout" svg:width="0.407cm" svg:height="0.407cm" draw:transform="rotate (-0.523598775598299) translate (13.309cm 14.9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635cm" svg:y1="15.384cm" svg:x2="14.058cm" svg:y2="15.628cm">
          <text:p/>
        </draw:line>
        <draw:custom-shape draw:style-name="gr2" draw:text-style-name="P2" draw:layer="layout" svg:width="0.407cm" svg:height="0.407cm" svg:x="11.925cm" svg:y="14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7cm" svg:height="0.407cm" svg:x="10.525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7cm" svg:height="0.407cm" svg:x="7.925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07cm" svg:height="0.407cm" svg:x="6.625cm" svg:y="14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7cm" svg:height="1.299cm" svg:x="9.498cm" svg:y="1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72cm" svg:height="0.926cm" draw:transform="rotate (-1.5707963267949) translate (15.317cm 11.728cm)">
          <text:p/>
          <draw:enhanced-geometry svg:viewBox="0 0 21600 21600" draw:mirror-horizontal="false" draw:glue-points="?f6 0 10800 ?f8 ?f11 10800 ?f9 21600 10800 ?f10 ?f5 10800" draw:text-areas="?f3 ?f3 ?f4 ?f4" draw:type="parallelogram" draw:modifiers="3688.725747246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6" draw:text-style-name="P2" draw:layer="layout" svg:width="0.19cm" svg:height="0.406cm" svg:x="14.524cm" svg:y="15.712cm" svg:viewBox="0 0 191 407" svg:d="M191 407c-31-2-62-11-89-27-31-18-57-43-75-74s-27-67-27-102c0-36 9-71 27-102s44-57 75-75c27-16 58-25 89-27z">
          <text:p/>
        </draw:path>
        <draw:path draw:style-name="gr6" draw:text-style-name="P2" draw:layer="layout" svg:width="0.19cm" svg:height="0.406cm" svg:x="14.525cm" svg:y="13.213cm" svg:viewBox="0 0 191 407" svg:d="M191 407c-31-2-62-11-89-27-31-18-57-43-75-74s-27-67-27-102c0-36 9-71 27-102s44-57 75-75c27-16 58-25 89-27z">
          <text:p/>
        </draw:path>
        <draw:custom-shape draw:style-name="gr2" draw:text-style-name="P2" draw:layer="layout" svg:width="0.407cm" svg:height="0.407cm" draw:transform="rotate (0.523598775598299) translate (13.089cm 14.0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3.605cm" svg:y1="14.006cm" svg:x2="14.028cm" svg:y2="13.761cm">
          <text:p/>
        </draw:line>
        <draw:custom-shape draw:style-name="gr2" draw:text-style-name="P2" draw:layer="layout" svg:width="0.407cm" svg:height="0.407cm" svg:x="11.925cm" svg:y="14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335cm" svg:height="1.311cm" svg:x="4.743cm" svg:y="14.063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67cm" svg:height="0.725cm" svg:x="4.058cm" svg:y="12.99cm">
          <draw:text-box>
            <text:p text:style-name="P7"><text:span text:style-name="T1">Emitter</text:span></text:p>
          </draw:text-box>
        </draw:frame>
        <draw:frame draw:style-name="gr8" draw:text-style-name="P8" draw:layer="layout" svg:width="2.67cm" svg:height="0.725cm" svg:x="9.658cm" svg:y="11.491cm">
          <draw:text-box>
            <text:p text:style-name="P7"><text:span text:style-name="T1">Magnet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6" draw:display-name="Arrowheads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8:01:25.798242554</meta:creation-date>
    <dc:date>2024-07-31T18:20:34.370490457</dc:date>
    <meta:editing-duration>PT19M9S</meta:editing-duration>
    <meta:editing-cycles>1</meta:editing-cycles>
    <meta:document-statistic meta:object-count="19"/>
    <meta:generator>LibreOffice/7.5.9.2$Linux_X86_64 LibreOffice_project/50$Build-2</meta:generator>
  </office:meta>
</office:document-meta>
</file>